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6cm" svg:stroke-color="#800000" draw:stroke-linejoin="miter" draw:fill="gradient" draw:fill-color="#800000" draw:secondary-fill-color="#1e4789" draw:fill-gradient-name="Gradient_20_1" draw:fill-hatch-name="Hatch_20_46" draw:fill-image-name="Empty" draw:textarea-horizontal-align="center" draw:textarea-vertical-align="middle" draw:auto-grow-height="false" fo:padding-top="0.131cm" fo:padding-bottom="0.131cm" fo:wrap-option="wrap" draw:shadow-offset-x="-3.998cm" draw:shadow-offset-y="0cm" draw:shadow-color="#ff8080" draw:shadow-opacity="40%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1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4.5cm" draw:transform="rotate (-1.57079632679579) translate (13cm 8.5cm)">
          <text:p text:style-name="P1"><text:span text:style-name="T1">R</text:span></text:p>
          <draw:enhanced-geometry svg:viewBox="0 0 21600 21600" draw:extrusion="true" draw:extrusion-rotation-angle="-10 -345" dr3d:projection="perspective" draw:extrusion-first-light-direction="(50000 0 10000)" draw:extrusion-second-light-direction="(-50000 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extrusion-brightness="34%" draw:extrusion-light-face="true" draw:extrusion-first-light-harsh="true" draw:extrusion-second-light-harsh="false" draw:extrusion-second-light-level="66%" draw:text-areas="0 0 21600 21600" draw:text-path="true" draw:text-path-mode="shape" draw:text-path-scale="path" draw:text-path-same-letter-heights="false" draw:type="fontwork-arch-down-pour" draw:modifiers="-82.5418591842076 2557.8761348296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1e4789" draw:end-color="#ffffff" draw:start-intensity="100%" draw:end-intensity="100%" draw:angle="1350" draw:border="0%"/>
    <draw:gradient draw:name="gradient_20_pastel_20_blue" draw:display-name="gradient pastel blue" draw:style="linear" draw:start-color="#494e99" draw:end-color="#ffffff" draw:start-intensity="100%" draw:end-intensity="100%" draw:angle="1350" draw:border="0%"/>
    <draw:gradient draw:name="gradient_20_pastel_20_green" draw:display-name="gradient pastel green" draw:style="linear" draw:start-color="#494e99" draw:end-color="#ffffff" draw:start-intensity="100%" draw:end-intensity="100%" draw:angle="1350" draw:border="0%"/>
    <draw:gradient draw:name="gradient_20_pastel_20_magenta" draw:display-name="gradient pastel magenta" draw:style="linear" draw:start-color="#994c8d" draw:end-color="#ffffff" draw:start-intensity="100%" draw:end-intensity="100%" draw:angle="1350" draw:border="0%"/>
    <draw:hatch draw:name="Hatch_20_46" draw:display-name="Hatch 46" draw:style="single" draw:color="#000000" draw:distance="0.033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Nico </meta:initial-creator>
    <meta:creation-date>2011-02-10T09:45:02</meta:creation-date>
    <dc:date>2011-03-15T12:48:34.26</dc:date>
    <dc:creator>Matthieu Wipliez</dc:creator>
    <meta:editing-duration>PT02H51M59S</meta:editing-duration>
    <meta:editing-cycles>8</meta:editing-cycles>
    <meta:generator>OpenOffice.org/3.2$Win32 OpenOffice.org_project/320m18$Build-9502</meta:generator>
    <meta:document-statistic meta:object-count="1"/>
  </office:meta>
</office:document-meta>
</file>